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paratorExtensionTag.setBinding( Str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paratorExtensionTag.doStartTa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parator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paratorExtensionTag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parator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paratorExtensionTag.setRendered( String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